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f0c5" officeooo:paragraph-rsid="001ef0c5"/>
    </style:style>
    <style:style style:name="P2" style:family="paragraph" style:parent-style-name="Text_20_body">
      <style:text-properties officeooo:rsid="001ef0c5" officeooo:paragraph-rsid="001ef0c5"/>
    </style:style>
    <style:style style:name="P3" style:family="paragraph" style:parent-style-name="Standard">
      <style:text-properties officeooo:paragraph-rsid="001ef0c5"/>
    </style:style>
    <style:style style:name="P4" style:family="paragraph" style:parent-style-name="Text_20_body">
      <style:text-properties officeooo:paragraph-rsid="001ef0c5"/>
    </style:style>
    <style:style style:name="P5" style:family="paragraph" style:parent-style-name="Standard">
      <style:paragraph-properties fo:text-align="center" style:justify-single-word="false"/>
      <style:text-properties fo:font-size="20pt" officeooo:rsid="00205cfe" officeooo:paragraph-rsid="00205cfe" style:font-size-asian="20pt" style:font-size-complex="20pt"/>
    </style:style>
    <style:style style:name="P6" style:family="paragraph" style:parent-style-name="Text_20_body">
      <style:paragraph-properties fo:margin-top="0in" fo:margin-bottom="0in" style:contextual-spacing="false"/>
    </style:style>
    <style:style style:name="P7" style:family="paragraph" style:parent-style-name="Text_20_body">
      <style:text-properties officeooo:rsid="002024ea" officeooo:paragraph-rsid="002024ea"/>
    </style:style>
    <style:style style:name="P8" style:family="paragraph" style:parent-style-name="Text_20_body">
      <style:paragraph-properties fo:margin-top="0in" fo:margin-bottom="0in" style:contextual-spacing="false" fo:text-align="start" style:justify-single-word="false"/>
    </style:style>
    <style:style style:name="P9" style:family="paragraph" style:parent-style-name="Text_20_body">
      <style:paragraph-properties fo:margin-top="0in" fo:margin-bottom="0in" style:contextual-spacing="false" fo:text-align="start" style:justify-single-word="false"/>
      <style:text-properties officeooo:paragraph-rsid="00205cfe"/>
    </style:style>
    <style:style style:name="P10" style:family="paragraph" style:parent-style-name="Text_20_body">
      <style:paragraph-properties fo:margin-top="0in" fo:margin-bottom="0in" style:contextual-spacing="false" fo:text-align="start" style:justify-single-word="false"/>
      <style:text-properties officeooo:paragraph-rsid="00263299"/>
    </style:style>
    <style:style style:name="P11" style:family="paragraph" style:parent-style-name="Text_20_body">
      <style:paragraph-properties fo:margin-top="0in" fo:margin-bottom="0in" style:contextual-spacing="false"/>
      <style:text-properties officeooo:paragraph-rsid="002024ea"/>
    </style:style>
    <style:style style:name="P12" style:family="paragraph" style:parent-style-name="Text_20_body">
      <style:paragraph-properties fo:margin-top="0in" fo:margin-bottom="0in" style:contextual-spacing="false"/>
      <style:text-properties officeooo:paragraph-rsid="00205cfe"/>
    </style:style>
    <style:style style:name="P13" style:family="paragraph" style:parent-style-name="Text_20_body">
      <style:text-properties officeooo:rsid="00205cfe" officeooo:paragraph-rsid="00205cfe"/>
    </style:style>
    <style:style style:name="P14" style:family="paragraph" style:parent-style-name="Text_20_body">
      <style:text-properties officeooo:paragraph-rsid="0023a9aa"/>
    </style:style>
    <style:style style:name="P15" style:family="paragraph" style:parent-style-name="Text_20_body">
      <style:text-properties officeooo:rsid="002502a6" officeooo:paragraph-rsid="002502a6"/>
    </style:style>
    <style:style style:name="P16" style:family="paragraph" style:parent-style-name="Text_20_body">
      <style:text-properties officeooo:rsid="0024ed46" officeooo:paragraph-rsid="0024ed46"/>
    </style:style>
    <style:style style:name="P17" style:family="paragraph" style:parent-style-name="Text_20_body">
      <style:text-properties officeooo:rsid="0024d98a" officeooo:paragraph-rsid="002024ea"/>
    </style:style>
    <style:style style:name="P18" style:family="paragraph" style:parent-style-name="Text_20_body">
      <style:text-properties officeooo:paragraph-rsid="002ecf19"/>
    </style:style>
    <style:style style:name="P19" style:family="paragraph" style:parent-style-name="Text_20_body">
      <style:text-properties officeooo:rsid="002502a6" officeooo:paragraph-rsid="002f7ba9"/>
    </style:style>
    <style:style style:name="P20" style:family="paragraph" style:parent-style-name="Text_20_body">
      <style:text-properties officeooo:rsid="00316a16" officeooo:paragraph-rsid="00316a16"/>
    </style:style>
    <style:style style:name="P21" style:family="paragraph" style:parent-style-name="Text_20_body">
      <style:text-properties officeooo:paragraph-rsid="00316a16"/>
    </style:style>
    <style:style style:name="P22" style:family="paragraph" style:parent-style-name="Text_20_body">
      <style:text-properties officeooo:rsid="002ecf19" officeooo:paragraph-rsid="002ecf19"/>
    </style:style>
    <style:style style:name="P23" style:family="paragraph" style:parent-style-name="Text_20_body">
      <style:text-properties officeooo:paragraph-rsid="002ecf19"/>
    </style:style>
    <style:style style:name="P24" style:family="paragraph" style:parent-style-name="Text_20_body">
      <style:text-properties officeooo:paragraph-rsid="003294e6"/>
    </style:style>
    <style:style style:name="T1" style:family="text">
      <style:text-properties officeooo:rsid="001ef0c5"/>
    </style:style>
    <style:style style:name="T2" style:family="text">
      <style:text-properties fo:font-weight="bold" style:font-weight-asian="bold" style:font-weight-complex="bold"/>
    </style:style>
    <style:style style:name="T3" style:family="text">
      <style:text-properties fo:font-weight="bold" officeooo:rsid="00256222" style:font-weight-asian="bold" style:font-weight-complex="bold"/>
    </style:style>
    <style:style style:name="T4" style:family="text">
      <style:text-properties fo:font-weight="bold" officeooo:rsid="002f7ba9" style:font-weight-asian="bold" style:font-weight-complex="bold"/>
    </style:style>
    <style:style style:name="T5" style:family="text">
      <style:text-properties fo:color="#000000" loext:opacity="100%" style:text-underline-style="none" officeooo:rsid="001ef0c5"/>
    </style:style>
    <style:style style:name="T6" style:family="text">
      <style:text-properties fo:color="#000000" loext:opacity="100%" style:text-underline-style="none" officeooo:rsid="0024d98a"/>
    </style:style>
    <style:style style:name="T7" style:family="text">
      <style:text-properties fo:color="#000000" loext:opacity="100%" style:text-underline-style="wave" style:text-underline-width="auto" style:text-underline-color="font-color" officeooo:rsid="001ef0c5"/>
    </style:style>
    <style:style style:name="T8" style:family="text">
      <style:text-properties officeooo:rsid="002024ea"/>
    </style:style>
    <style:style style:name="T9" style:family="text">
      <style:text-properties officeooo:rsid="00205cfe"/>
    </style:style>
    <style:style style:name="T10" style:family="text">
      <style:text-properties fo:font-weight="normal" style:font-weight-asian="normal" style:font-weight-complex="normal"/>
    </style:style>
    <style:style style:name="T11" style:family="text">
      <style:text-properties fo:font-weight="normal" officeooo:rsid="002ecf19" style:font-weight-asian="normal" style:font-weight-complex="normal"/>
    </style:style>
    <style:style style:name="T12" style:family="text">
      <style:text-properties fo:font-weight="normal" officeooo:rsid="00316a16" style:font-weight-asian="normal" style:font-weight-complex="normal"/>
    </style:style>
    <style:style style:name="T13" style:family="text">
      <style:text-properties fo:font-weight="normal" officeooo:rsid="003294e6" style:font-weight-asian="normal" style:font-weight-complex="normal"/>
    </style:style>
    <style:style style:name="T14" style:family="text">
      <style:text-properties fo:font-weight="normal" officeooo:rsid="00356c00" style:font-weight-asian="normal" style:font-weight-complex="normal"/>
    </style:style>
    <style:style style:name="T15" style:family="text">
      <style:text-properties fo:font-weight="normal" officeooo:rsid="0024d98a" style:font-weight-asian="normal" style:font-weight-complex="normal"/>
    </style:style>
    <style:style style:name="T16" style:family="text">
      <style:text-properties officeooo:rsid="0023a9aa"/>
    </style:style>
    <style:style style:name="T17" style:family="text">
      <style:text-properties officeooo:rsid="0024d98a"/>
    </style:style>
    <style:style style:name="T18" style:family="text">
      <style:text-properties officeooo:rsid="002502a6"/>
    </style:style>
    <style:style style:name="T19" style:family="text">
      <style:text-properties officeooo:rsid="00256222"/>
    </style:style>
    <style:style style:name="T20" style:family="text">
      <style:text-properties officeooo:rsid="00263299"/>
    </style:style>
    <style:style style:name="T21" style:family="text">
      <style:text-properties officeooo:rsid="0029c4d8"/>
    </style:style>
    <style:style style:name="T22" style:family="text">
      <style:text-properties officeooo:rsid="002c1a9d"/>
    </style:style>
    <style:style style:name="T23" style:family="text">
      <style:text-properties officeooo:rsid="002d850f"/>
    </style:style>
    <style:style style:name="T24" style:family="text">
      <style:text-properties officeooo:rsid="002db49a"/>
    </style:style>
    <style:style style:name="T25" style:family="text">
      <style:text-properties officeooo:rsid="002ecf19"/>
    </style:style>
    <style:style style:name="T26" style:family="text">
      <style:text-properties officeooo:rsid="002f7ba9"/>
    </style:style>
    <style:style style:name="T27" style:family="text">
      <style:text-properties officeooo:rsid="003384b5"/>
    </style:style>
    <style:style style:name="T28" style:family="text">
      <style:text-properties officeooo:rsid="00356c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w does music affect the brain and change our mood</text:p>
      <text:p text:style-name="P1"/>
      <text:p text:style-name="P1">1.Introduction</text:p>
      <text:p text:style-name="P3"><text:span text:style-name="T1">Music is the arrangemen</text:span><text:span text:style-name="T5">t of sound to create some combination of form, harmony, melody, rhythm, or otherwise </text:span><text:span text:style-name="T6">e</text:span><text:span text:style-name="T5">xpressive conten</text:span><text:span text:style-name="T7">t</text:span><text:span text:style-name="T5">. </text:span><text:span text:style-name="T1">Music is something we all experience daily, whether we’re actively listening or just hearing it in the background. But it’s more than just entertainment—it directly affects our brain and emotions. </text:span>Today, I’ll <text:span text:style-name="T20">e</text:span>xplain how music interacts with the brain <text:span text:style-name="T1">and </text:span>influences <text:span text:style-name="T1">our </text:span>mood.</text:p>
      <text:p text:style-name="Text_20_body"/>
      <text:p text:style-name="Text_20_body">-- <text:span text:style-name="T24">Effect on </text:span><text:span text:style-name="T16">Brain </text:span></text:p>
      <text:p text:style-name="P2">2.How does it work?</text:p>
      <text:p text:style-name="P2">Why does music have such a strong effect on us? It’s all about how our brain processes sound.</text:p>
      <text:p text:style-name="P17">Sound waves enter the <text:span text:style-name="Strong_20_Emphasis">ear canal</text:span>, where they cause the <text:span text:style-name="Strong_20_Emphasis">eardrum</text:span> to vibrate. These vibrations pass through tiny bones in the middle ear and reach the <text:span text:style-name="Strong_20_Emphasis">cochlea. </text:span>Inside the cochlea, tiny hair cells convert the vibrations into electrical signals, which travel through the <text:span text:style-name="Strong_20_Emphasis">auditory nerve</text:span> to the <text:span text:style-name="T21">auditory cortex.</text:span></text:p>
      <text:p text:style-name="P12">The <text:span text:style-name="Strong_20_Emphasis">auditory cortex</text:span> <text:span text:style-name="T8">process</text:span><text:span text:style-name="T9">es</text:span><text:span text:style-name="T8"> sound, </text:span>handles pitch, rhythm, and melody.</text:p>
      <text:p text:style-name="P11">The <text:span text:style-name="Strong_20_Emphasis">limbic system</text:span> controls emotions, which is why music makes us feel <text:span text:style-name="T27">different</text:span> – <text:span text:style-name="T24">happiness, sadness, disgust</text:span>. </text:p>
      <text:p text:style-name="Text_20_body">The <text:span text:style-name="Strong_20_Emphasis">hippocampus</text:span> links music to memories—ever heard a song from years ago and instantly remembered a moment? <text:span text:style-name="T23">Also the hippocampus is involved in remembering patterns, melodies and structures when learning new music.</text:span> </text:p>
      <text:p text:style-name="P13">The sound also travels <text:span text:style-name="T22">to every part of the brain for further processing of the sound.</text:span></text:p>
      <text:p text:style-name="P7"/>
      <text:p text:style-name="Text_20_body">Beyond brain activity, music triggers <text:span text:style-name="Strong_20_Emphasis">dopamine</text:span> (<text:span text:style-name="T17">for </text:span>pleasure), <text:span text:style-name="Strong_20_Emphasis">serotonin</text:span> (<text:span text:style-name="T17">for </text:span>mood regulation), and <text:span text:style-name="Strong_20_Emphasis">endorphins</text:span> (<text:span text:style-name="T17">for </text:span>natural pain relief). That’s why music can make us feel happy, calm, or even energized.</text:p>
      <text:p text:style-name="P18"><text:span text:style-name="T25">Dopamine - </text:span>It's released when we experience something pleasurable or rewarding</text:p>
      <text:p text:style-name="P18"><text:span text:style-name="T25">Serotonin - </text:span>Listening to <text:span text:style-name="T25">calming</text:span> music can increase serotonin levels in the brain, helping to reduce stress <text:span text:style-name="T25">and</text:span> anxiety.</text:p>
      <text:p text:style-name="P2"/>
      <text:p text:style-name="P2">-- <text:span text:style-name="T24">Effect on </text:span><text:span text:style-name="T16">Mood <text:tab/></text:span></text:p>
      <text:p text:style-name="P2">3. How does music affect the mood?</text:p>
      <text:p text:style-name="P4">Different types of music can influence our mood in different ways:</text:p>
      <text:p text:style-name="P8"><text:span text:style-name="Strong_20_Emphasis">Upbeat music – </text:span><text:span text:style-name="Strong_20_Emphasis"><text:span text:style-name="T26">pop, edm, hip-hop, disco</text:span></text:span> can boost your mood by increasing dopamine. </text:p>
      <text:p text:style-name="P8"><text:span text:style-name="Strong_20_Emphasis">Sad music – </text:span><text:span text:style-name="Strong_20_Emphasis"><text:span text:style-name="T26">(some classical), a</text:span></text:span><text:span text:style-name="Strong_20_Emphasis"><text:span text:style-name="T4">lternative</text:span></text:span> <text:span text:style-name="T28">can </text:span><text:span text:style-name="T26">helps </text:span>process emotions, feel understood.</text:p>
      <text:p text:style-name="P9"><text:span text:style-name="Strong_20_Emphasis"><text:span text:style-name="T17">Metal, </text:span></text:span><text:span text:style-name="Strong_20_Emphasis"><text:span text:style-name="T26">techno, rock, trap </text:span></text:span><text:span text:style-name="Strong_20_Emphasis">music </text:span><text:span text:style-name="Strong_20_Emphasis"><text:span text:style-name="T14">can </text:span></text:span>boost adrenaline and makes us feel more energized <text:span text:style-name="T26">(</text:span>workouts<text:span text:style-name="T26">)</text:span>.</text:p>
      <text:p text:style-name="P10"><text:span text:style-name="Strong_20_Emphasis"><text:span text:style-name="T17">Slow, calming, ambien</text:span></text:span><text:span text:style-name="Strong_20_Emphasis"><text:span text:style-name="T20">t</text:span></text:span><text:span text:style-name="Strong_20_Emphasis"><text:span text:style-name="T17"> </text:span></text:span><text:span text:style-name="Strong_20_Emphasis"><text:span text:style-name="T28">music </text:span></text:span><text:span text:style-name="Strong_20_Emphasis"><text:span text:style-name="T14">can </text:span></text:span><text:span text:style-name="T10">help </text:span>lower stres<text:span text:style-name="T27">s</text:span>. </text:p>
      <text:p text:style-name="P16"><text:soft-page-break/>Again, music affects everyone differently.</text:p>
      <text:p text:style-name="P14"><text:span text:style-name="T16">Music </text:span><text:span text:style-name="T17">also changes our mood in the film making and video games with soundtracks that accompany a scene from the movie/game. For example usually a fight scene accompanied by intense music that ramps up excitement or a slow, ominous melody for a plot reveal in a mystery film.</text:span></text:p>
      <text:p text:style-name="P2"/>
      <text:p text:style-name="P2">04. Productivity</text:p>
      <text:p text:style-name="P4">Many of us listen to music while studying, working, or exercising. But does it help productivity? It depends on the type of music.</text:p>
      <text:p text:style-name="P6"><text:span text:style-name="Strong_20_Emphasis">Classical or instrumental music</text:span> helps you focus. </text:p>
      <text:p text:style-name="P6"><text:span text:style-name="Strong_20_Emphasis">Lo-fi </text:span><text:span text:style-name="Strong_20_Emphasis"><text:span text:style-name="T18">(low-fidelity),</text:span></text:span><text:span text:style-name="Strong_20_Emphasis"> ambient music</text:span> <text:span text:style-name="T3">or noise music</text:span><text:span text:style-name="T19"> </text:span>creates a relaxed work environment. </text:p>
      <text:p text:style-name="Text_20_body"><text:span text:style-name="Strong_20_Emphasis">Fast-paced music</text:span> boosts energy and motivation. </text:p>
      <text:p text:style-name="P15">Low-fidelity <text:span text:style-name="T19">music </text:span>– style of music that <text:span text:style-name="T26">uses </text:span>background noise, static or distortion. Features beats, rhythms and melodies to create calm atmosphere.</text:p>
      <text:p text:style-name="P19">Ambient <text:span text:style-name="T19">music </text:span>– genre that focuses on creating <text:span text:style-name="T27">a feeling</text:span>. <text:span text:style-name="T26">It’s usually slow and gentle. </text:span>Features atmospheric textures, natural noises (wind, rivers, rain, birdsong), blending these elements to create a calming experience <text:span text:style-name="T26">for the listener.</text:span></text:p>
      <text:p text:style-name="P20">Noise music – Noise music is not like regular music with melodies and beats. It’s more about exploring the different sounds that our ears can hear, kind of like how light has different colors. There is white noise – sounds <text:span text:style-name="T19">like a static sound on a TV or a radio, or like a strong wind. </text:span>Brown noise – deeper and rumbling sound. There’s a whole range of “noise colors” like pink, green, blue with different sound. Each of these noises has a different mix of high and low sounds.</text:p>
      <text:p text:style-name="P22"/>
      <text:p text:style-name="P18"><text:span text:style-name="T25">Thanks for watching</text:span></text:p>
      <text:p text:style-name="P18"><text:span text:style-name="Strong_20_Emphasis"><text:span text:style-name="T11">THE END</text:span></text:span></text:p>
      <text:p text:style-name="P18"><text:span text:style-name="Strong_20_Emphasis"><text:span text:style-name="T11"/></text:span></text:p>
      <text:p text:style-name="P21"><text:span text:style-name="Strong_20_Emphasis"><text:span text:style-name="T12">Quiz time</text:span></text:span></text:p>
      <text:p text:style-name="P21"><text:span text:style-name="Strong_20_Emphasis"><text:span text:style-name="T13">Q:</text:span></text:span><text:span text:style-name="Strong_20_Emphasis"><text:span text:style-name="T12"> Which part of the ear converts vibrations into electric signal?</text:span></text:span></text:p>
      <text:p text:style-name="P21"><text:span text:style-name="Strong_20_Emphasis"><text:span text:style-name="T12">A: Cochlea</text:span></text:span></text:p>
      <text:p text:style-name="P21"><text:span text:style-name="Strong_20_Emphasis"><text:span text:style-name="T13">Q:</text:span></text:span><text:span text:style-name="Strong_20_Emphasis"><text:span text:style-name="T12"> </text:span></text:span><text:span text:style-name="Strong_20_Emphasis"><text:span text:style-name="T13">Which part of the brain links music to memories?</text:span></text:span></text:p>
      <text:p text:style-name="P24"><text:span text:style-name="Strong_20_Emphasis"><text:span text:style-name="T13">A: Hippocampus</text:span></text:span></text:p>
      <text:p text:style-name="P24"><text:span text:style-name="Strong_20_Emphasis"><text:span text:style-name="T13">Q: What chemical is released when we feel good?</text:span></text:span></text:p>
      <text:p text:style-name="P24"><text:span text:style-name="Strong_20_Emphasis"><text:span text:style-name="T13">A: Dopamine</text:span></text:span></text:p>
      <text:p text:style-name="P24"><text:span text:style-name="Strong_20_Emphasis"><text:span text:style-name="T13">Q: What color noise sounds like static?</text:span></text:span></text:p>
      <text:p text:style-name="P24"><text:soft-page-break/><text:span text:style-name="Strong_20_Emphasis"><text:span text:style-name="T13">A: White noise</text:span></text:span></text:p>
      <text:p text:style-name="P24"><text:span text:style-name="Strong_20_Emphasis"><text:span text:style-name="T13">Q: What type of music boosts energy and motivation?</text:span></text:span></text:p>
      <text:p text:style-name="P24"><text:span text:style-name="Strong_20_Emphasis"><text:span text:style-name="T13">A: Fast-paced</text:span></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9:03:10.647929700</meta:creation-date>
    <dc:date>2025-03-12T00:51:15.811168046</dc:date>
    <meta:editing-duration>PT1H53M19S</meta:editing-duration>
    <meta:editing-cycles>4</meta:editing-cycles>
    <meta:generator>LibreOffice/24.2.7.2$Linux_X86_64 LibreOffice_project/420$Build-2</meta:generator>
    <meta:document-statistic meta:table-count="0" meta:image-count="0" meta:object-count="0" meta:page-count="3" meta:paragraph-count="44" meta:word-count="661" meta:character-count="4084" meta:non-whitespace-character-count="3451"/>
  </office:meta>
</office:document-meta>
</file>